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40000028C517EA798D1908C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18f4b" officeooo:paragraph-rsid="00018f4b"/>
    </style:style>
    <style:style style:name="P2" style:family="paragraph" style:parent-style-name="Standard">
      <style:text-properties fo:font-weight="bold" officeooo:rsid="00018f4b" officeooo:paragraph-rsid="00018f4b" style:font-weight-asian="bold" style:font-weight-complex="bold"/>
    </style:style>
    <style:style style:name="P3" style:family="paragraph" style:parent-style-name="Standard">
      <style:text-properties fo:font-weight="normal" officeooo:rsid="00018f4b" officeooo:paragraph-rsid="00018f4b" style:font-weight-asian="normal" style:font-weight-complex="normal"/>
    </style:style>
    <style:style style:name="P4" style:family="paragraph" style:parent-style-name="Standard">
      <style:text-properties fo:font-weight="bold" officeooo:rsid="00018f4b" officeooo:paragraph-rsid="0004fc25" style:font-weight-asian="bold" style:font-weight-complex="bold"/>
    </style:style>
    <style:style style:name="P5" style:family="paragraph" style:parent-style-name="Standard">
      <style:text-properties fo:font-weight="bold" officeooo:rsid="0004fc25" officeooo:paragraph-rsid="00018f4b" style:font-weight-asian="bold" style:font-weight-complex="bold"/>
    </style:style>
    <style:style style:name="P6" style:family="paragraph" style:parent-style-name="Standard">
      <style:text-properties fo:font-weight="bold" officeooo:rsid="0004fc25" officeooo:paragraph-rsid="0004fc25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>
        <style:columns fo:column-count="2" fo:column-gap="0cm">
          <style:column style:rel-width="482*" fo:start-indent="0cm" fo:end-indent="0cm"/>
          <style:column style:rel-width="482*" fo:start-indent="0cm" fo:end-indent="0cm"/>
        </style:columns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n1" text:anchor-type="paragraph" svg:width="17cm" svg:height="11.691cm" draw:z-index="0"><draw:image xlink:href="Pictures/10000000000003B40000028C517EA798D1908CF2.png" xlink:type="simple" xlink:show="embed" xlink:actuate="onLoad"/></draw:frame></text:p>
      <text:p text:style-name="P2"><draw:frame draw:style-name="fr1" draw:name="Marco1" text:anchor-type="paragraph" svg:width="11.749cm" draw:z-index="1"><draw:text-box fo:min-height="7.392cm"><text:p text:style-name="P4">Across:</text:p><text:p text:style-name="P6">1. </text:p><text:p text:style-name="P6">3. Directory</text:p><text:p text:style-name="P6">6.</text:p><text:p text:style-name="P6">9.</text:p><text:p text:style-name="P6">13.</text:p><text:p text:style-name="P6">16.</text:p><text:p text:style-name="P6">17.</text:p><text:p text:style-name="P6"/><text:p text:style-name="P6"/><text:p text:style-name="P6"/><text:p text:style-name="P6"/><text:p text:style-name="P6"/><text:p text:style-name="P6"/><text:p text:style-name="P4">Down:</text:p><text:p text:style-name="P6">2.</text:p><text:p text:style-name="P6">4.</text:p><text:p text:style-name="P6">5.</text:p><text:p text:style-name="P6">7.</text:p><text:p text:style-name="P6">8.</text:p><text:p text:style-name="P6">10.</text:p><text:p text:style-name="P6">11.</text:p><text:p text:style-name="P6">12.</text:p><text:p text:style-name="P6">14.</text:p><text:p text:style-name="P6">15. </text:p></draw:text-box></draw:frame></text:p>
      <text:p text:style-name="P2"/>
      <text:p text:style-name="P5"/>
      <text:p text:style-name="P6"/>
      <text:p text:style-name="P3"/>
      <text:p text:style-name="P3"/>
      <text:p text:style-name="P3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f4b" officeooo:paragraph-rsid="00018f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 Larrea<text:tab/>Web Development<text:tab/>2SMR-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54:35.751779662</meta:creation-date>
    <dc:date>2019-10-03T08:11:13.833205811</dc:date>
    <meta:editing-duration>PT12M4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25" meta:character-count="102" meta:non-whitespace-character-count="95"/>
  </office:meta>
</office:document-meta>
</file>